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d2c2e" draw:textarea-horizontal-align="justify" draw:textarea-vertical-align="middle" draw:auto-grow-height="false" fo:min-height="1.528cm" fo:min-width="1.278cm"/>
    </style:style>
    <style:style style:name="gr2" style:family="graphic" style:parent-style-name="standard">
      <style:graphic-properties draw:fill-color="#ce9b4f" draw:textarea-horizontal-align="justify" draw:textarea-vertical-align="middle" draw:auto-grow-height="false" fo:min-height="1.528cm" fo:min-width="1.278cm"/>
    </style:style>
    <style:style style:name="gr3" style:family="graphic" style:parent-style-name="standard">
      <style:graphic-properties draw:fill-color="#f0e8dc" draw:textarea-horizontal-align="justify" draw:textarea-vertical-align="middle" draw:auto-grow-height="false" fo:min-height="1.528cm" fo:min-width="1.278cm"/>
    </style:style>
    <style:style style:name="gr4" style:family="graphic" style:parent-style-name="standard">
      <style:graphic-properties draw:fill-color="#e9dddf" draw:textarea-horizontal-align="justify" draw:textarea-vertical-align="middle" draw:auto-grow-height="false" fo:min-height="1.528cm" fo:min-width="1.278cm"/>
    </style:style>
    <style:style style:name="gr5" style:family="graphic" style:parent-style-name="standard">
      <style:graphic-properties draw:fill-color="#3d3b3c" draw:textarea-horizontal-align="justify" draw:textarea-vertical-align="middle" draw:auto-grow-height="false" fo:min-height="1.528cm" fo:min-width="1.278cm"/>
    </style:style>
    <style:style style:name="gr6" style:family="graphic" style:parent-style-name="standard">
      <style:graphic-properties draw:fill-color="#b0adad" draw:textarea-horizontal-align="justify" draw:textarea-vertical-align="middle" draw:auto-grow-height="false" fo:min-height="1.528cm" fo:min-width="1.27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8.801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3d2c2e"/>
      <style:paragraph-properties fo:text-align="center"/>
    </style:style>
    <style:style style:name="P3" style:family="paragraph">
      <loext:graphic-properties draw:fill-color="#ce9b4f"/>
      <style:paragraph-properties fo:text-align="center"/>
    </style:style>
    <style:style style:name="P4" style:family="paragraph">
      <loext:graphic-properties draw:fill-color="#f0e8dc"/>
      <style:paragraph-properties fo:text-align="center"/>
    </style:style>
    <style:style style:name="P5" style:family="paragraph">
      <loext:graphic-properties draw:fill-color="#e9dddf"/>
      <style:paragraph-properties fo:text-align="center"/>
    </style:style>
    <style:style style:name="P6" style:family="paragraph">
      <loext:graphic-properties draw:fill-color="#3d3b3c"/>
      <style:paragraph-properties fo:text-align="center"/>
    </style:style>
    <style:style style:name="P7" style:family="paragraph">
      <loext:graphic-properties draw:fill-color="#b0adad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778cm" svg:height="1.778cm" svg:x="9.652cm" svg:y="3.048cm">
          <text:p text:style-name="P1"><text:span text:style-name="T1">#3d2c2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778cm" svg:x="9.652cm" svg:y="5.08cm">
          <text:p text:style-name="P1"><text:span text:style-name="T1">#ce9b4f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1.778cm" svg:x="9.652cm" svg:y="7.112cm">
          <text:p text:style-name="P1"><text:span text:style-name="T1">#f0e8dc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778cm" svg:x="9.652cm" svg:y="9.112cm">
          <text:p text:style-name="P1"><text:span text:style-name="T1">#e9dddf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778cm" svg:height="1.778cm" svg:x="9.652cm" svg:y="1.048cm">
          <text:p text:style-name="P1"><text:span text:style-name="T1">#3d3b3c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778cm" svg:height="1.778cm" svg:x="9.652cm" svg:y="11.112cm">
          <text:p text:style-name="P1"><text:span text:style-name="T1">#b0ada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8" draw:text-style-name="P9" draw:layer="layout" svg:width="10.414cm" svg:height="19.051cm" svg:x="0.762cm" svg:y="0.763cm">
          <draw:text-box>
            <text:p><text:span text:style-name="T2">Nu</text:span><text:span text:style-name="T2">ra </text:span><text:span text:style-name="T2">Ka</text:span><text:span text:style-name="T2">wa</text:span></text:p>
            <text:p/>
            <text:p/>
            <text:p/>
            <text:p>About</text:p>
            <text:p/>
            <text:p/>
            <text:p/>
            <text:p>Posts</text:p>
            <text:p>- Bagging</text:p>
            <text:p>- Hierarchical Clustering</text:p>
            <text:p/>
            <text:p/>
            <text:p>Work</text:p>
            <text:p>- Publications</text:p>
            <text:p/>
            <text:p>- Software</text:p>
            <text:p><text:s text:c="2"/>&gt; rPrior</text:p>
            <text:p/>
            <text:p>- Visual</text:p>
            <text:p><text:s text:c="2"/>&gt; arnaout.ai</text:p>
            <text:p><text:s text:c="2"/>&gt; starbucks shiny app</text:p>
            <text:p/>
            <text:p/>
            <text:p>Contact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5:54:35.982524419</meta:creation-date>
    <dc:date>2018-02-11T16:05:16.870330247</dc:date>
    <meta:editing-duration>PT10M41S</meta:editing-duration>
    <meta:editing-cycles>2</meta:editing-cycles>
    <meta:generator>LibreOffice/5.1.6.2$Linux_X86_64 LibreOffice_project/10m0$Build-2</meta:generator>
    <meta:document-statistic meta:object-count="32"/>
  </office:meta>
</office:document-meta>
</file>